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423cm" svg:stroke-color="#000000" draw:stroke-linejoin="miter" draw:fill="none" fo:padding-top="0.336cm" fo:padding-bottom="0.336cm" fo:padding-left="0.461cm" fo:padding-right="0.461cm"/>
    </style:style>
  </office:automatic-styles>
  <office:body>
    <office:drawing>
      <draw:page draw:name="page1" draw:style-name="dp1" draw:master-page-name="Default">
        <draw:path draw:style-name="gr1" draw:layer="layout" svg:width="14.06cm" svg:height="13.707cm" svg:x="0.026cm" svg:y="0.202cm" svg:viewBox="0 0 14061 13708" svg:d="M10159 13708l3902-4892M14061 8816l-1393-6101M12668 2715l-5638-2715M7030 0l-5637 2715M1393 2715l-1393 6101M0 8816l3902 4892M3902 13708h6257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4.3.3.2$Linux_x86 LibreOffice_project/430m0$Build-2</meta:generator>
  </office:meta>
</office:document-meta>
</file>